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5.93cm"/>
    </style:style>
    <style:style style:name="co3" style:family="table-column">
      <style:table-column-properties fo:break-before="auto" style:column-width="4.939cm"/>
    </style:style>
    <style:style style:name="co4" style:family="table-column">
      <style:table-column-properties fo:break-before="auto" style:column-width="1.79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4.112cm"/>
    </style:style>
    <style:style style:name="co8" style:family="table-column">
      <style:table-column-properties fo:break-before="auto" style:column-width="3.189cm"/>
    </style:style>
    <style:style style:name="co9" style:family="table-column">
      <style:table-column-properties fo:break-before="auto" style:column-width="2.489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0.658cm" fo:break-before="auto" style:use-optimal-row-height="true"/>
    </style:style>
    <style:style style:name="ta1" style:family="table" style:master-page-name="PageStyle_5f_SunPos1">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ce7"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data-style-name="N137">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T1" style:family="text">
      <style:text-properties style:use-window-font-color="true" style:text-outline="false" style:text-line-through-style="none" style:text-position="0% 100%"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office:automatic-styles>
  <office:body>
    <office:spreadsheet>
      <table:calculation-settings table:case-sensitive="false" table:automatic-find-labels="false" table:use-regular-expressions="false"/>
      <table:table table:name="SunPos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9"/>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9"/>
        <table:table-column table:style-name="co1" table:default-cell-style-name="ce2"/>
        <table:table-column table:style-name="co9" table:number-columns-repeated="247" table:default-cell-style-name="ce2"/>
        <table:table-column table:style-name="co9" table:number-columns-repeated="767" table:default-cell-style-name="Default"/>
        <table:table-row table:style-name="ro1">
          <table:table-cell table:style-name="ce1" office:value-type="string">
            <text:p>Finding the position of the Sun (approximate method)</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local civil time (hour)</text:p>
          </table:table-cell>
          <table:table-cell table:style-name="ce5" office:value-type="float" office:value="0">
            <text:p>0</text:p>
          </table:table-cell>
          <table:table-cell table:number-columns-repeated="2"/>
          <table:table-cell table:style-name="ce3" office:value-type="string">
            <text:p>Output</text:p>
          </table:table-cell>
          <table:table-cell table:style-name="ce5" office:value-type="string">
            <text:p>Sun RA (hour)</text:p>
          </table:table-cell>
          <table:table-cell table:style-name="ce5" table:formula="of:=DHHOUR([.C26])" office:value-type="float" office:value="8">
            <text:p>8</text:p>
          </table:table-cell>
          <table:table-cell office:value-type="string">
            <text:p>=DHHour(C26)</text:p>
          </table:table-cell>
          <table:table-cell table:style-name="ce4" table:number-columns-repeated="2"/>
          <table:table-cell table:number-columns-repeated="1013"/>
        </table:table-row>
        <table:table-row table:style-name="ro2">
          <table:table-cell table:style-name="ce3"/>
          <table:table-cell table:style-name="ce5" office:value-type="string">
            <text:p>local civil time (min)</text:p>
          </table:table-cell>
          <table:table-cell table:style-name="ce5" office:value-type="float" office:value="0">
            <text:p>0</text:p>
          </table:table-cell>
          <table:table-cell table:number-columns-repeated="2"/>
          <table:table-cell table:style-name="ce3"/>
          <table:table-cell table:style-name="ce5" office:value-type="string">
            <text:p>Sun RA (min)</text:p>
          </table:table-cell>
          <table:table-cell table:style-name="ce5" table:formula="of:=DHMIN([.C26])" office:value-type="float" office:value="23">
            <text:p>23</text:p>
          </table:table-cell>
          <table:table-cell office:value-type="string">
            <text:p>=DHMin(C26)</text:p>
          </table:table-cell>
          <table:table-cell table:style-name="ce4" table:number-columns-repeated="2"/>
          <table:table-cell table:number-columns-repeated="1013"/>
        </table:table-row>
        <table:table-row table:style-name="ro2">
          <table:table-cell table:style-name="ce3"/>
          <table:table-cell table:style-name="ce5" office:value-type="string">
            <text:p>local civil time (sec)</text:p>
          </table:table-cell>
          <table:table-cell table:style-name="ce5" office:value-type="float" office:value="0">
            <text:p>0</text:p>
          </table:table-cell>
          <table:table-cell table:number-columns-repeated="2"/>
          <table:table-cell table:style-name="ce3"/>
          <table:table-cell table:style-name="ce5" office:value-type="string">
            <text:p>Sun RA (sec)</text:p>
          </table:table-cell>
          <table:table-cell table:style-name="ce5" table:formula="of:=DHSEC([.C26])" office:value-type="float" office:value="33.73">
            <text:p>33.73</text:p>
          </table:table-cell>
          <table:table-cell office:value-type="string">
            <text:p>=DHSec(C26)</text:p>
          </table:table-cell>
          <table:table-cell table:style-name="ce4" table:number-columns-repeated="2"/>
          <table:table-cell table:number-columns-repeated="1013"/>
        </table:table-row>
        <table:table-row table:style-name="ro2">
          <table:table-cell table:style-name="ce3"/>
          <table:table-cell table:style-name="ce5" office:value-type="string">
            <text:p>local date (day)</text:p>
          </table:table-cell>
          <table:table-cell table:style-name="ce5" office:value-type="float" office:value="27">
            <text:p>27</text:p>
          </table:table-cell>
          <table:table-cell table:number-columns-repeated="2"/>
          <table:table-cell table:style-name="ce3"/>
          <table:table-cell table:style-name="ce5" office:value-type="string">
            <text:p>Sun dec (deg)</text:p>
          </table:table-cell>
          <table:table-cell table:style-name="ce5" table:formula="of:=DDDEG([.C27])" office:value-type="float" office:value="19">
            <text:p>19</text:p>
          </table:table-cell>
          <table:table-cell office:value-type="string">
            <text:p>=DDDeg(C27)</text:p>
          </table:table-cell>
          <table:table-cell table:style-name="ce4" table:number-columns-repeated="2"/>
          <table:table-cell table:number-columns-repeated="1013"/>
        </table:table-row>
        <table:table-row table:style-name="ro2">
          <table:table-cell table:style-name="ce3"/>
          <table:table-cell table:style-name="ce5" office:value-type="string">
            <text:p>local date (month)</text:p>
          </table:table-cell>
          <table:table-cell table:style-name="ce5" office:value-type="float" office:value="7">
            <text:p>7</text:p>
          </table:table-cell>
          <table:table-cell table:number-columns-repeated="2"/>
          <table:table-cell table:style-name="ce3"/>
          <table:table-cell table:style-name="ce5" office:value-type="string">
            <text:p>Sun dec (min)</text:p>
          </table:table-cell>
          <table:table-cell table:style-name="ce5" table:formula="of:=DDMIN([.C27])" office:value-type="float" office:value="21">
            <text:p>21</text:p>
          </table:table-cell>
          <table:table-cell office:value-type="string">
            <text:p>=DDMin(C27)</text:p>
          </table:table-cell>
          <table:table-cell table:style-name="ce4" table:number-columns-repeated="2"/>
          <table:table-cell table:number-columns-repeated="1013"/>
        </table:table-row>
        <table:table-row table:style-name="ro2">
          <table:table-cell table:style-name="ce3"/>
          <table:table-cell table:style-name="ce5" office:value-type="string">
            <text:p>local date (year)</text:p>
          </table:table-cell>
          <table:table-cell table:style-name="ce5" office:value-type="float" office:value="2003">
            <text:p>2003</text:p>
          </table:table-cell>
          <table:table-cell table:number-columns-repeated="2"/>
          <table:table-cell table:style-name="ce3"/>
          <table:table-cell table:style-name="ce5" office:value-type="string">
            <text:p>Sun dec (sec)</text:p>
          </table:table-cell>
          <table:table-cell table:style-name="ce5" table:formula="of:=DDSEC([.C27])" office:value-type="float" office:value="14.33">
            <text:p>14.33</text:p>
          </table:table-cell>
          <table:table-cell office:value-type="string">
            <text:p>=DDSec(C27)</text:p>
          </table:table-cell>
          <table:table-cell table:style-name="ce4" table:number-columns-repeated="2"/>
          <table:table-cell table:number-columns-repeated="1013"/>
        </table:table-row>
        <table:table-row table:style-name="ro2">
          <table:table-cell table:style-name="ce3"/>
          <table:table-cell table:style-name="ce5" office:value-type="string">
            <text:p>daylight saving</text:p>
          </table:table-cell>
          <table:table-cell table:style-name="ce5" office:value-type="float" office:value="0">
            <text:p>0</text:p>
          </table:table-cell>
          <table:table-cell table:number-columns-repeated="2"/>
          <table:table-cell table:style-name="ce3"/>
          <table:table-cell table:style-name="ce5" table:number-columns-repeated="2"/>
          <table:table-cell/>
          <table:table-cell table:style-name="ce4" table:number-columns-repeated="2"/>
          <table:table-cell table:number-columns-repeated="1013"/>
        </table:table-row>
        <table:table-row table:style-name="ro2">
          <table:table-cell table:style-name="ce3"/>
          <table:table-cell table:style-name="ce5" office:value-type="string">
            <text:p>zone correction</text:p>
          </table:table-cell>
          <table:table-cell table:style-name="ce5" office:value-type="float" office:value="0">
            <text:p>0</text:p>
          </table:table-cell>
          <table:table-cell table:number-columns-repeated="2"/>
          <table:table-cell table:style-name="ce3"/>
          <table:table-cell table:style-name="ce5" table:number-columns-repeated="2"/>
          <table:table-cell/>
          <table:table-cell table:style-name="ce4" table:number-columns-repeated="2"/>
          <table:table-cell table:number-columns-repeated="1013"/>
        </table:table-row>
        <table:table-row table:style-name="ro2">
          <table:table-cell table:style-name="ce4"/>
          <table:table-cell/>
          <table:table-cell table:style-name="ce5"/>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1">
            <text:p>1</text:p>
          </table:table-cell>
          <table:table-cell table:style-name="ce4" office:value-type="string">
            <text:p>Greenwich date (day)</text:p>
          </table:table-cell>
          <table:table-cell table:style-name="ce7" table:formula="of:=LCTGDAY([.C3];[.C4];[.C5];[.C9];[.C10];[.C6];[.C7];[.C8])" office:value-type="float" office:value="27">
            <text:p>27.0000000</text:p>
          </table:table-cell>
          <table:table-cell office:value-type="string">
            <text:p>=LctGDay(C3,C4,C5,C9,C10,C6,C7,C8)</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2">
            <text:p>2</text:p>
          </table:table-cell>
          <table:table-cell table:style-name="ce4" office:value-type="string">
            <text:p>Greenwich date (month)</text:p>
          </table:table-cell>
          <table:table-cell table:style-name="ce7" table:formula="of:=LCTGMONTH([.C3];[.C4];[.C5];[.C9];[.C10];[.C6];[.C7];[.C8])" office:value-type="float" office:value="7">
            <text:p>7.0000000</text:p>
          </table:table-cell>
          <table:table-cell office:value-type="string">
            <text:p>=LctGMonth(C3,C4,C5,C9,C10,C6,C7,C8)</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3">
            <text:p>3</text:p>
          </table:table-cell>
          <table:table-cell table:style-name="ce4" office:value-type="string">
            <text:p>Greenwich date (year)</text:p>
          </table:table-cell>
          <table:table-cell table:style-name="ce7" table:formula="of:=LCTGYEAR([.C3];[.C4];[.C5];[.C9];[.C10];[.C6];[.C7];[.C8])" office:value-type="float" office:value="2003">
            <text:p>2003.0000000</text:p>
          </table:table-cell>
          <table:table-cell office:value-type="string">
            <text:p>=LctGYear(C3,C4,C5,C9,C10,C6,C7,C8)</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4">
            <text:p>4</text:p>
          </table:table-cell>
          <table:table-cell table:style-name="ce4" office:value-type="string">
            <text:p>UT (hours)</text:p>
          </table:table-cell>
          <table:table-cell table:style-name="ce7" table:formula="of:=LCTUT([.C3];[.C4];[.C5];[.C9];[.C10];[.C6];[.C7];[.C8])" office:value-type="float" office:value="0">
            <text:p>0.0000000</text:p>
          </table:table-cell>
          <table:table-cell office:value-type="string">
            <text:p>=LctUT(C3,C4,C5,C9,C10,C6,C7,C8)</text:p>
          </table:table-cell>
          <table:table-cell table:style-name="ce4" table:number-columns-repeated="4"/>
          <table:table-cell/>
          <table:table-cell table:style-name="ce4" table:number-columns-repeated="2"/>
          <table:table-cell table:number-columns-repeated="1013"/>
        </table:table-row>
        <table:table-row table:style-name="ro2">
          <table:table-cell office:value-type="float" office:value="5">
            <text:p>5</text:p>
          </table:table-cell>
          <table:table-cell table:style-name="ce4" office:value-type="string">
            <text:p>UT (days)</text:p>
          </table:table-cell>
          <table:table-cell table:style-name="ce7" table:formula="of:=[.C15]/24" office:value-type="float" office:value="0">
            <text:p>0.0000000</text:p>
          </table:table-cell>
          <table:table-cell office:value-type="string">
            <text:p>=C15/24</text:p>
          </table:table-cell>
          <table:table-cell table:number-columns-repeated="1020"/>
        </table:table-row>
        <table:table-row table:style-name="ro2">
          <table:table-cell office:value-type="float" office:value="6">
            <text:p>6</text:p>
          </table:table-cell>
          <table:table-cell table:style-name="ce4" office:value-type="string">
            <text:p>JD (days)</text:p>
          </table:table-cell>
          <table:table-cell table:style-name="ce7" table:formula="of:=CDJD([.C12];[.C13];[.C14])+[.C16]" office:value-type="float" office:value="2452847.5">
            <text:p>2452847.5000000</text:p>
          </table:table-cell>
          <table:table-cell office:value-type="string">
            <text:p>=CDJD(C12,C13,C14)+C16</text:p>
          </table:table-cell>
          <table:table-cell table:number-columns-repeated="1020"/>
        </table:table-row>
        <table:table-row table:style-name="ro3">
          <table:table-cell office:value-type="float" office:value="7">
            <text:p>7</text:p>
          </table:table-cell>
          <table:table-cell table:style-name="ce6" office:value-type="string">
            <text:p>D<text:span text:style-name="T1"> (days)</text:span></text:p>
          </table:table-cell>
          <table:table-cell table:style-name="ce7" table:formula="of:=[.C17]-CDJD(0;1;2010)" office:value-type="float" office:value="-2349">
            <text:p>-2349.0000000</text:p>
          </table:table-cell>
          <table:table-cell office:value-type="string">
            <text:p>=C17-CDJD(0,1,2010)</text:p>
          </table:table-cell>
          <table:table-cell table:number-columns-repeated="1020"/>
        </table:table-row>
        <table:table-row table:style-name="ro3">
          <table:table-cell office:value-type="float" office:value="8">
            <text:p>8</text:p>
          </table:table-cell>
          <table:table-cell table:style-name="ce6" office:value-type="string">
            <text:p>N<text:span text:style-name="T1"> (deg)</text:span></text:p>
          </table:table-cell>
          <table:table-cell table:style-name="ce7" table:formula="of:=360*[.C18]/365.242191" office:value-type="float" office:value="-2315.28564015213">
            <text:p>-2315.2856402</text:p>
          </table:table-cell>
          <table:table-cell office:value-type="string">
            <text:p>=360*C18/365.242191</text:p>
          </table:table-cell>
          <table:table-cell table:number-columns-repeated="1020"/>
        </table:table-row>
        <table:table-row table:style-name="ro3">
          <table:table-cell office:value-type="float" office:value="10">
            <text:p>10</text:p>
          </table:table-cell>
          <table:table-cell table:style-name="ce6" office:value-type="string">
            <text:p>M<text:span text:style-name="T1"> (deg)</text:span></text:p>
          </table:table-cell>
          <table:table-cell table:style-name="ce7" table:formula="of:=[.C19]+SUNELONG(0;1;2010)-SUNPERI(0;1;2010)" office:value-type="float" office:value="-2318.84086934626">
            <text:p>-2318.8408693</text:p>
          </table:table-cell>
          <table:table-cell office:value-type="string">
            <text:p>=C19+SunElong(0,1,2010)-SunPeri(C12,C13,C14)</text:p>
          </table:table-cell>
          <table:table-cell table:number-columns-repeated="1020"/>
        </table:table-row>
        <table:table-row table:style-name="ro3">
          <table:table-cell office:value-type="float" office:value="11">
            <text:p>11</text:p>
          </table:table-cell>
          <table:table-cell table:style-name="ce6" office:value-type="string">
            <text:p>M<text:span text:style-name="T1"> (deg)</text:span></text:p>
          </table:table-cell>
          <table:table-cell table:style-name="ce7" table:formula="of:=[.C20]-360*INT([.C20]/360)" office:value-type="float" office:value="201.159130653743">
            <text:p>201.1591307</text:p>
          </table:table-cell>
          <table:table-cell office:value-type="string">
            <text:p>=C20-360*INT(C20/360)</text:p>
          </table:table-cell>
          <table:table-cell table:number-columns-repeated="1020"/>
        </table:table-row>
        <table:table-row table:style-name="ro3">
          <table:table-cell office:value-type="float" office:value="12">
            <text:p>12</text:p>
          </table:table-cell>
          <table:table-cell table:style-name="ce6" office:value-type="string">
            <text:p>E<text:span text:style-name="T1">c (deg)</text:span></text:p>
          </table:table-cell>
          <table:table-cell table:style-name="ce8" table:formula="of:=360*SUNECC(0;1;2010)*SIN(RADIANS([.C21]))/PI()" office:value-type="float" office:value="-0.690963564686051">
            <text:p>-0.6909636</text:p>
          </table:table-cell>
          <table:table-cell office:value-type="string">
            <text:p>=360*SunEcc(0,1,2010)*SIN(RADIANS(C21))/PI()</text:p>
          </table:table-cell>
          <table:table-cell table:number-columns-repeated="1020"/>
        </table:table-row>
        <table:table-row table:style-name="ro3">
          <table:table-cell table:style-name="ce4" office:value-type="float" office:value="13">
            <text:p>13</text:p>
          </table:table-cell>
          <table:table-cell table:style-name="ce6" office:value-type="string">
            <text:p>L<text:span text:style-name="T1">s (deg)</text:span></text:p>
          </table:table-cell>
          <table:table-cell table:style-name="ce7" table:formula="of:=[.C19]+[.C22]+SUNELONG(0;1;2010)" office:value-type="float" office:value="-2036.41939524528">
            <text:p>-2036.4193952</text:p>
          </table:table-cell>
          <table:table-cell office:value-type="string">
            <text:p>=C19+C22+SunElong(0,1,2010)</text:p>
          </table:table-cell>
          <table:table-cell table:number-columns-repeated="1020"/>
        </table:table-row>
        <table:table-row table:style-name="ro3">
          <table:table-cell table:style-name="ce4" office:value-type="float" office:value="14">
            <text:p>14</text:p>
          </table:table-cell>
          <table:table-cell table:style-name="ce6" office:value-type="string">
            <text:p>L<text:span text:style-name="T1">s (deg)</text:span></text:p>
          </table:table-cell>
          <table:table-cell table:style-name="ce7" table:formula="of:=[.C23]-360*INT([.C23]/360)" office:value-type="float" office:value="123.580604754719">
            <text:p>123.5806048</text:p>
          </table:table-cell>
          <table:table-cell office:value-type="string">
            <text:p>=C23-360*INT(C23/360)</text:p>
          </table:table-cell>
          <table:table-cell table:number-columns-repeated="1020"/>
        </table:table-row>
        <table:table-row table:style-name="ro2">
          <table:table-cell table:style-name="ce4" office:value-type="float" office:value="15">
            <text:p>15</text:p>
          </table:table-cell>
          <table:table-cell table:style-name="ce4" office:value-type="string">
            <text:p>RA (deg)</text:p>
          </table:table-cell>
          <table:table-cell table:style-name="ce7" table:formula="of:=ECRA([.C24];0;0;0;0;0;[.C12];[.C13];[.C14])" office:value-type="float" office:value="125.890525556748">
            <text:p>125.8905256</text:p>
          </table:table-cell>
          <table:table-cell office:value-type="string">
            <text:p>=ECRA(C24,0,0,0,0,0,C12,C13,C14)</text:p>
          </table:table-cell>
          <table:table-cell table:number-columns-repeated="1020"/>
        </table:table-row>
        <table:table-row table:style-name="ro2">
          <table:table-cell table:style-name="ce4" office:value-type="float" office:value="16">
            <text:p>16</text:p>
          </table:table-cell>
          <table:table-cell table:style-name="ce4" office:value-type="string">
            <text:p>RA (hours)</text:p>
          </table:table-cell>
          <table:table-cell table:style-name="ce7" table:formula="of:=DDDH([.C25])" office:value-type="float" office:value="8.39270170378321">
            <text:p>8.3927017</text:p>
          </table:table-cell>
          <table:table-cell office:value-type="string">
            <text:p>=DDDH(C25)</text:p>
          </table:table-cell>
          <table:table-cell table:number-columns-repeated="1020"/>
        </table:table-row>
        <table:table-row table:style-name="ro2">
          <table:table-cell table:style-name="ce4" office:value-type="float" office:value="17">
            <text:p>17</text:p>
          </table:table-cell>
          <table:table-cell table:style-name="ce4" office:value-type="string">
            <text:p>dec (deg)</text:p>
          </table:table-cell>
          <table:table-cell table:style-name="ce7" table:formula="of:=ECDEC([.C24];0;0;0;0;0;[.C12];[.C13];[.C14])" office:value-type="float" office:value="19.3539808059729">
            <text:p>19.3539808</text:p>
          </table:table-cell>
          <table:table-cell office:value-type="string">
            <text:p>=ECDec(C24,0,0,0,0,0,C12,C13,C14)</text:p>
          </table:table-cell>
          <table:table-cell table:number-columns-repeated="1020"/>
        </table:table-row>
        <table:table-row table:style-name="ro2" table:number-rows-repeated="4">
          <table:table-cell table:style-name="ce4" table:number-columns-repeated="3"/>
          <table:table-cell table:number-columns-repeated="1021"/>
        </table:table-row>
        <table:table-row table:style-name="ro2" table:number-rows-repeated="65504">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6:24:33</text:time></text:p>
        </style:region-right>
      </style:header>
      <style:header-left style:display="false"/>
      <style:footer>
        <text:p>Page <text:page-number>1</text:page-number> / <text:page-count>99</text:page-count></text:p>
      </style:footer>
      <style:footer-left style:display="false"/>
    </style:master-page>
    <style:master-page style:name="PageStyle_5f_SunPos1" style:display-name="PageStyle_SunPos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6:24:33.07</dc:date>
    <meta:generator>OpenOffice.org/3.3$Win32 OpenOffice.org_project/330m20$Build-9567</meta:generator>
    <meta:editing-duration>PT1M25S</meta:editing-duration>
    <meta:editing-cycles>3</meta:editing-cycles>
    <meta:document-statistic meta:table-count="1" meta:cell-count="101"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